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line-height="150%" fo:text-align="center" style:justify-single-word="false" fo:orphans="2" fo:widows="2" fo:text-indent="0cm" style:auto-text-indent="false"/>
      <style:text-properties style:font-name="Arial" fo:font-size="12pt" fo:font-weight="bold" officeooo:paragraph-rsid="001bc484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/>
      <style:text-properties officeooo:paragraph-rsid="001efbb0"/>
    </style:style>
    <style:style style:name="T1" style:family="text">
      <style:text-properties fo:font-variant="normal" fo:text-transform="none" fo:color="#000000" style:font-name="Arial1" fo:letter-spacing="normal" fo:font-style="normal" officeooo:rsid="001bc484"/>
    </style:style>
    <style:style style:name="T2" style:family="text">
      <style:text-properties fo:font-variant="normal" fo:text-transform="none" fo:color="#000000" style:font-name="Arial1" fo:letter-spacing="normal" fo:font-style="normal" officeooo:rsid="00168d5a"/>
    </style:style>
    <style:style style:name="T3" style:family="text">
      <style:text-properties fo:font-variant="normal" fo:text-transform="none" fo:color="#000000" style:font-name="Arial" fo:font-size="12pt" fo:letter-spacing="normal" fo:font-style="normal" fo:font-weight="normal" officeooo:rsid="001bc484" style:font-size-asian="12pt" style:font-size-complex="12pt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normal" officeooo:rsid="001e34be" style:font-size-asian="12pt" style:font-size-complex="12pt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normal" officeooo:rsid="001efbb0" style:font-size-asian="12pt" style:font-size-complex="12pt"/>
    </style:style>
    <style:style style:name="T6" style:family="text">
      <style:text-properties fo:font-variant="normal" fo:text-transform="none" fo:color="#000000" style:font-name="Arial" fo:font-size="12pt" fo:letter-spacing="normal" fo:font-style="normal" fo:font-weight="normal" officeooo:rsid="001e34be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normal" officeooo:rsid="00168d5a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font-name="Arial" fo:font-size="12pt" fo:letter-spacing="normal" fo:font-style="normal" fo:font-weight="normal" officeooo:rsid="001efbb0" style:font-size-asian="12pt" style:font-weight-asian="normal" style:font-size-complex="12pt" style:font-weight-complex="normal"/>
    </style:style>
    <style:style style:name="T9" style:family="text">
      <style:text-properties officeooo:rsid="001efb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1">Atividade PARTE 02 de </text:span><text:span text:style-name="T2">“O EXPERIMENTO DE MILGRAM”</text:span></text:h>
      <text:p text:style-name="P2"><text:span text:style-name="T3">4) </text:span><text:span text:style-name="T4">Em alguns grupos nas escolas quando alguém começa a praticar bullying com algum indivíduo, </text:span><text:span text:style-name="T5">não</text:span><text:span text:style-name="T7"> teria como uma pessoa saber como reagiria </text:span><text:span text:style-name="T8">nessa</text:span><text:span text:style-name="T7"> situação, </text:span><text:span text:style-name="T8">porém</text:span><text:span text:style-name="T6"> a tendência</text:span><text:span text:style-name="T4"> é que outras pessoas </text:span><text:span text:style-name="T5">do grupo</text:span><text:span text:style-name="T4"> começarem a </text:span><text:span text:style-name="T5">realizar bullying</text:span><text:span text:style-name="T4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6T14:30:50.679000000</meta:creation-date>
    <dc:date>2020-07-16T16:56:06.321000000</dc:date>
    <meta:editing-duration>PT7M11S</meta:editing-duration>
    <meta:editing-cycles>2</meta:editing-cycles>
    <meta:generator>LibreOffice/6.4.5.2$Windows_X86_64 LibreOffice_project/a726b36747cf2001e06b58ad5db1aa3a9a1872d6</meta:generator>
    <meta:document-statistic meta:table-count="0" meta:image-count="0" meta:object-count="0" meta:page-count="1" meta:paragraph-count="2" meta:word-count="46" meta:character-count="282" meta:non-whitespace-character-count="238"/>
  </office:meta>
</office:document-meta>
</file>